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0" office:value-type="string" calcext:value-type="string">
            <text:p>Mens. 10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1-06" calcext:value-type="date">
            <text:p>06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0" office:value-type="string" calcext:value-type="string">
            <text:p>Mens. 1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2-04" calcext:value-type="date">
            <text:p>04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0" office:value-type="string" calcext:value-type="string">
            <text:p>Mens. 1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6-01-31" calcext:value-type="date">
            <text:p>31/01/2026</text:p>
          </table:table-cell>
          <table:table-cell table:style-name="ce50" office:value-type="string" calcext:value-type="string">
            <text:p>Mens. 01/2026 (A.C.)</text:p>
          </table:table-cell>
          <table:table-cell table:style-name="ce53" office:value-type="float" office:value="520" calcext:value-type="float">
            <text:p>52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6-02-04" calcext:value-type="date">
            <text:p>04/02/2026</text:p>
          </table:table-cell>
          <table:table-cell table:style-name="ce62"/>
          <table:table-cell table:style-name="ce64" office:value-type="string" calcext:value-type="string">
            <text:p>Desconto 20,00</text:p>
          </table:table-cell>
          <table:table-cell table:style-name="ce66" table:number-columns-repeated="247"/>
        </table:table-row>
        <table:table-row table:style-name="ro2">
          <table:table-cell table:style-name="ce46" office:value-type="date" office:date-value="2026-02-28" calcext:value-type="date">
            <text:p>28/02/2026</text:p>
          </table:table-cell>
          <table:table-cell table:style-name="ce50" office:value-type="string" calcext:value-type="string">
            <text:p>Mens. 02/2026 (A.C.)</text:p>
          </table:table-cell>
          <table:table-cell table:style-name="ce53" office:value-type="float" office:value="520" calcext:value-type="float">
            <text:p>52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9]-[.F9]" office:value-type="float" office:value="520" calcext:value-type="float">
            <text:p>52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9])" office:value-type="float" office:value="520" calcext:value-type="float">
            <text:p>52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2.847440039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2.8495657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6-03-02T11:12:23.110012310</dc:date>
    <meta:print-date>2020-02-05T15:45:38.714000000</meta:print-date>
    <dc:language>pt-PT</dc:language>
    <meta:editing-cycles>664</meta:editing-cycles>
    <meta:editing-duration>P3DT18H34M6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